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f993" officeooo:paragraph-rsid="001df993"/>
    </style:style>
    <style:style style:name="P2" style:family="paragraph" style:parent-style-name="Standard">
      <style:paragraph-properties fo:text-align="start" style:justify-single-word="false"/>
      <style:text-properties officeooo:rsid="001df993" officeooo:paragraph-rsid="001df993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df993" officeooo:paragraph-rsid="001df993"/>
    </style:style>
    <style:style style:name="P4" style:family="paragraph" style:parent-style-name="Standard">
      <style:paragraph-properties fo:text-align="start" style:justify-single-word="false"/>
      <style:text-properties officeooo:rsid="001ee8e5" officeooo:paragraph-rsid="001ee8e5"/>
    </style:style>
    <style:style style:name="P5" style:family="paragraph" style:parent-style-name="Standard">
      <style:paragraph-properties fo:text-align="start" style:justify-single-word="false"/>
      <style:text-properties officeooo:rsid="002244a0" officeooo:paragraph-rsid="002244a0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officeooo:rsid="002244a0" officeooo:paragraph-rsid="002244a0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75358" officeooo:paragraph-rsid="00282ec7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44a0" officeooo:paragraph-rsid="002244a0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0e85" officeooo:paragraph-rsid="00240e85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40e85" officeooo:paragraph-rsid="00240e85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577c3" officeooo:paragraph-rsid="002577c3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275358" officeooo:paragraph-rsid="00275358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275358" officeooo:paragraph-rsid="00282ec7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82ec7" officeooo:paragraph-rsid="00282ec7"/>
    </style:style>
    <style:style style:name="T1" style:family="text">
      <style:text-properties officeooo:rsid="002577c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onship between Data Rate and Bandwidth</text:p>
      <text:p text:style-name="P1"/>
      <text:p text:style-name="P2"/>
      <text:p text:style-name="P2">Definitions</text:p>
      <text:p text:style-name="P2"/>
      <text:p text:style-name="P2">bandwidth – range of frequencies, measured in Hz</text:p>
      <text:p text:style-name="P2"/>
      <text:p text:style-name="P2">rate – number of transmitted bits per time unit, usually seconds. Measured in bit/second or symbols/time unit.</text:p>
      <text:p text:style-name="P2"/>
      <text:p text:style-name="P2">The rate is proportional to the system bandwidth. The Shannon Capacity provides the maximum number of bits transmitted for a given system bandwidth in the presence of noise.</text:p>
      <text:p text:style-name="P2"/>
      <text:p text:style-name="P2">The achievable rate is smaller than the Shannon Capacity. Communications specification standards give the exact relation between system bandwidth and achievable rate. </text:p>
      <text:p text:style-name="P2"/>
      <text:p text:style-name="P2"/>
      <text:p text:style-name="P4">Formulas</text:p>
      <text:p text:style-name="P4"/>
      <text:p text:style-name="P4">The bandwidth is related to the pulse (or symbol) rate Rs &lt;= 2B. A sinc pulse of appropriate width has bandwidth B/2.</text:p>
      <text:p text:style-name="P4"/>
      <text:p text:style-name="P4">The bit rate is related to the pulse rate: Rb = k Rp where k is the number of bits carried by a symbol. (e.g. 4 bits per 16-QAM symbol)</text:p>
      <text:p text:style-name="P2"/>
      <text:p text:style-name="P2"/>
      <text:p text:style-name="P2">Problem – Design a physical system that</text:p>
      <text:list xml:id="list2178617685" text:style-name="L1">
        <text:list-item>
          <text:p text:style-name="P3">Fits over the channel bandwidth</text:p>
        </text:list-item>
        <text:list-item>
          <text:p text:style-name="P3">Conveys bits at a high rate</text:p>
        </text:list-item>
        <text:list-item>
          <text:p text:style-name="P3">Does so reliably, with few bit errors at the receiver</text:p>
        </text:list-item>
        <text:list-item>
          <text:p text:style-name="P3">Does so at feasible complexity at both tranmitter and receiver</text:p>
        </text:list-item>
      </text:list>
      <text:p text:style-name="P2"/>
      <text:p text:style-name="P2"/>
      <text:p text:style-name="P2"/>
      <text:p text:style-name="P2">1. Data Rate = W bps, Bandwidth = 2W Hz is rule of thumb.</text:p>
      <text:p text:style-name="P2">2. The greater the bandwidth, the higher the data rate.</text:p>
      <text:p text:style-name="P2">2. Keeping data rate constant, greater bandwidth means better quality of the received signal</text:p>
      <text:p text:style-name="P2">3. The higher the center frequency, the higher the potential bandwidth</text:p>
      <text:p text:style-name="P2">4. Narrower bandwidth, greater distortion (errors)</text:p>
      <text:p text:style-name="P2"/>
      <text:p text:style-name="P2"/>
      <text:p text:style-name="P6">Theoretical Upper Bound of Information Transmitted by a device per second?</text:p>
      <text:p text:style-name="P5"/>
      <text:p text:style-name="P5"><text:a xlink:type="simple" xlink:href="https://dsp.stackexchange.com/questions/22337/what-is-the-theoretical-upperbound-of-information-that-could-be-transmitted-by-a/22338" text:style-name="Internet_20_link" text:visited-style-name="Visited_20_Internet_20_Link">https://dsp.stackexchange.com/questions/22337/what-is-the-theoretical-upperbound-of-information-that-could-be-transmitted-by-a/22338</text:a></text:p>
      <text:p text:style-name="P5"/>
      <text:p text:style-name="P8">Scenario: no noise and no distortion of signal being transmitted</text:p>
      <text:p text:style-name="P5"/>
      <text:p text:style-name="P5">Can transmit up to Rp = 2B pulses per second. B is the available bandwidth.</text:p>
      <text:p text:style-name="P5"><text:soft-page-break/></text:p>
      <text:p text:style-name="P5">Ex: Bandwidth, <text:s/>B = 10 kHz, then you can transmit up 20,000 pulses in one second. Rp is called the Nyquist rate.</text:p>
      <text:p text:style-name="P5"/>
      <text:p text:style-name="P5"/>
      <text:p text:style-name="P5">Bits can be transmitted using pulses. In a scheme where 1 bit is transmitted per pulse, the bit rate Rb = Rp.</text:p>
      <text:p text:style-name="P5"/>
      <text:p text:style-name="P5">Ex: You want to transmit the bit sequence 1001. Can do this by transmitting pulses with amplitudes +1, -1, -1, +1. (The pulse shape does not matter). In this case the bit rate equals the pulse rate: Rb = Rp.</text:p>
      <text:p text:style-name="P5"/>
      <text:p text:style-name="P5">You can transmit more than one bit per pulse. Suppose the pulses can have four amplitudes: +3, +1, -1, -3. Then the bit sequence 1001 can be transmitted with 2 pulses, then Rb = 2 Rp.</text:p>
      <text:p text:style-name="P5"/>
      <text:p text:style-name="P5"/>
      <text:p text:style-name="P9">Scenario: Noise is present</text:p>
      <text:p text:style-name="P10"/>
      <text:p text:style-name="P10">The received signal now includes noise. Assume you are transmitting with power equal to S watts, and the noise over the bandwidth B has N watts. The bit rate cannot be larger than the Shannon channel capacity,</text:p>
      <text:p text:style-name="P10"/>
      <text:p text:style-name="P10"><draw:frame draw:style-name="fr1" draw:name="Object1" text:anchor-type="as-char" svg:y="-0.152in" svg:width="1.3807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1">Both S and N are considered to have the same flat power spectrum over the bandwidth B. </text:p>
      <text:p text:style-name="P10"/>
      <text:p text:style-name="P10">C: channel capacity, <text:span text:style-name="T1">in bits per unit time</text:span></text:p>
      <text:p text:style-name="P14">B: channel bandwidth, in Hz</text:p>
      <text:p text:style-name="P14">S(f) is the signal power spectrum</text:p>
      <text:p text:style-name="P14">N(f) is the noise power spectrum</text:p>
      <text:p text:style-name="P14">f is frequency in Hz</text:p>
      <text:p text:style-name="P10"/>
      <text:p text:style-name="P10">A simple system will operate well below the channel capacity. If you have a simple system, and try to communicate at a significant fraction of the capacity, there will likely be errors. <text:span text:style-name="T1">The receiver will mistake a bit 1 for a bit 0 or vice versa. Depending on the application, a certain amount of errors can be tolerated. Example: In voice communications, one error out of 1000 bits (a bit error rate, BER of 0.001) is acceptable. Other systems are intolerable to errors.</text:span></text:p>
      <text:p text:style-name="P10"/>
      <text:p text:style-name="P10">Complex systems may or may not achieve more of the channel capacity.</text:p>
      <text:p text:style-name="P10"/>
      <text:p text:style-name="P10"/>
      <text:p text:style-name="P7">Channel Capacity Approximations</text:p>
      <text:p text:style-name="P13"><text:a xlink:type="simple" xlink:href="https://en.wikipedia.org/wiki/Shannon–Hartley_theorem" text:style-name="Internet_20_link" text:visited-style-name="Visited_20_Internet_20_Link"/></text:p>
      <text:p text:style-name="P13"><text:a xlink:type="simple" xlink:href="https://en.wikipedia.org/wiki/Shannon–Hartley_theorem" text:style-name="Internet_20_link" text:visited-style-name="Visited_20_Internet_20_Link">https://en.wikipedia.org/wiki/Shannon%E2%80%93Hartley_theorem</text:a> </text:p>
      <text:p text:style-name="P12"/>
      <text:p text:style-name="P12">If S/N &gt;&gt; 1, then <draw:frame draw:style-name="fr1" draw:name="Object2" text:anchor-type="as-char" svg:y="-0.1484in" svg:width="2.889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>If S/N &lt;&lt; 1, then <draw:frame draw:style-name="fr1" draw:name="Object3" text:anchor-type="as-char" svg:y="-0.1484in" svg:width="1.0874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6.286107672</meta:creation-date>
    <dc:date>2018-10-21T18:11:27.806784131</dc:date>
    <meta:editing-duration>PT1H34M56S</meta:editing-duration>
    <meta:editing-cycles>4</meta:editing-cycles>
    <meta:generator>LibreOffice/6.0.6.2$Linux_X86_64 LibreOffice_project/00m0$Build-2</meta:generator>
    <meta:document-statistic meta:table-count="0" meta:image-count="0" meta:object-count="3" meta:page-count="2" meta:paragraph-count="42" meta:word-count="583" meta:character-count="3453" meta:non-whitespace-character-count="2906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i>B</mi>
      </mrow>
      <msub>
        <mi>log</mi>
        <mn>2</mn>
      </msub>
      <mrow>
        <mo fence="true" stretchy="false">(</mo>
        <mrow>
          <mrow>
            <mn>1</mn>
            <mo stretchy="false">+</mo>
            <mrow>
              <mi>S</mi>
              <mo stretchy="false">/</mo>
              <mi>N</mi>
            </mrow>
          </mrow>
        </mrow>
        <mo fence="true" stretchy="false">)</mo>
      </mrow>
    </mrow>
    <annotation encoding="StarMath 5.0">C = B log_2( 1+S/N )</annotation>
  </semantics>
</math>
</file>

<file path=Object 2/content.xml><?xml version="1.0" encoding="utf-8"?>
<math xmlns="http://www.w3.org/1998/Math/MathML" display="block">
  <semantics>
    <mrow>
      <mrow>
        <mi>C</mi>
        <mo stretchy="false">≈</mo>
        <mn>0.332</mn>
      </mrow>
      <mi>B</mi>
      <mi mathvariant="italic">SNR</mi>
      <mi mathvariant="italic">where</mi>
      <mrow>
        <mi mathvariant="italic">SNR</mi>
        <mo stretchy="false">=</mo>
        <mn>10</mn>
      </mrow>
      <msub>
        <mi>log</mi>
        <mn>10</mn>
      </msub>
      <mrow>
        <mi>S</mi>
        <mo stretchy="false">/</mo>
        <mi>N</mi>
      </mrow>
    </mrow>
    <annotation encoding="StarMath 5.0">C approx 0.332 B SNR  

where SNR = 10 log_10 S/N</annotation>
  </semantics>
</math>
</file>

<file path=Object 3/content.xml><?xml version="1.0" encoding="utf-8"?>
<math xmlns="http://www.w3.org/1998/Math/MathML" display="block">
  <semantics>
    <mrow>
      <mrow>
        <mi>C</mi>
        <mo stretchy="false">≈</mo>
        <mn>1.44</mn>
      </mrow>
      <mi>B</mi>
      <mrow>
        <mi>S</mi>
        <mo stretchy="false">/</mo>
        <mi>N</mi>
      </mrow>
    </mrow>
    <annotation encoding="StarMath 5.0">C approx 1.44 B S/N</annotation>
  </semantics>
</math>
</file>